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5,4 2412">
            <text:p>test_Parser(primitives): 5,4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5.4">
            <text:p>5,4 sec</text:p>
          </table:table-cell>
          <table:table-cell table:style-name="ce162" table:formula="of:=TESTSTAT(&quot;count&quot;; [.B46])" office:value-type="float" office:value="2412">
            <text:p>2412</text:p>
          </table:table-cell>
          <table:table-cell table:style-name="ce164" table:formula="of:=[.E46]/[.D46]" office:value-type="float" office:value="446.666666666667">
            <text:p>446,7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5,6 1546">
            <text:p>test_Parser(multiplicity): 5,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5.6">
            <text:p>5,6 sec</text:p>
          </table:table-cell>
          <table:table-cell table:style-name="ce162" table:formula="of:=TESTSTAT(&quot;count&quot;; [.B47])" office:value-type="float" office:value="1546">
            <text:p>1546</text:p>
          </table:table-cell>
          <table:table-cell table:style-name="ce164" table:formula="of:=[.E47]/[.D47]" office:value-type="float" office:value="276.071428571429">
            <text:p>276,1 a/sec</text:p>
          </table:table-cell>
          <table:table-cell table:number-columns-repeated="4"/>
        </table:table-row>
        <table:table-row table:style-name="ro6">
          <table:table-cell/>
          <table:table-cell table:formula="of:=TEST_PARSER(&quot;basic&quot;)" office:value-type="string" office:string-value="test_Parser(basic): 21,7 9107">
            <text:p>test_Parser(basic): 21,7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1.7">
            <text:p>21,7 sec</text:p>
          </table:table-cell>
          <table:table-cell table:style-name="ce162" table:formula="of:=TESTSTAT(&quot;count&quot;; [.B48])" office:value-type="float" office:value="9107">
            <text:p>9107</text:p>
          </table:table-cell>
          <table:table-cell table:style-name="ce164" table:formula="of:=[.E48]/[.D48]" office:value-type="float" office:value="419.677419354839">
            <text:p>419,7 a/sec</text:p>
          </table:table-cell>
          <table:table-cell table:number-columns-repeated="4"/>
        </table:table-row>
        <table:table-row table:style-name="ro6">
          <table:table-cell/>
          <table:table-cell table:formula="of:=TEST_PARSER(&quot;special&quot;)" office:value-type="string" office:string-value="test_Parser(special): 2,8 479">
            <text:p>test_Parser(special): 2,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2.8">
            <text:p>2,8 sec</text:p>
          </table:table-cell>
          <table:table-cell table:style-name="ce162" table:formula="of:=TESTSTAT(&quot;count&quot;; [.B49])" office:value-type="float" office:value="479">
            <text:p>479</text:p>
          </table:table-cell>
          <table:table-cell table:style-name="ce164" table:formula="of:=[.E49]/[.D49]" office:value-type="float" office:value="171.071428571429">
            <text:p>171,1 a/sec</text:p>
          </table:table-cell>
          <table:table-cell table:number-columns-repeated="4"/>
        </table:table-row>
        <table:table-row table:style-name="ro6">
          <table:table-cell/>
          <table:table-cell table:formula="of:=TEST_PARSER(&quot;numbers&quot;)" office:value-type="string" office:string-value="test_Parser(numbers): 8,9 3046">
            <text:p>test_Parser(numbers): 8,9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8.9">
            <text:p>8,9 sec</text:p>
          </table:table-cell>
          <table:table-cell table:style-name="ce162" table:formula="of:=TESTSTAT(&quot;count&quot;; [.B50])" office:value-type="float" office:value="3046">
            <text:p>3046</text:p>
          </table:table-cell>
          <table:table-cell table:style-name="ce164" table:formula="of:=[.E50]/[.D50]" office:value-type="float" office:value="342.247191011236">
            <text:p>342,2 a/sec</text:p>
          </table:table-cell>
          <table:table-cell table:number-columns-repeated="4"/>
        </table:table-row>
        <table:table-row table:style-name="ro6">
          <table:table-cell/>
          <table:table-cell table:formula="of:=TEST_PARSER(&quot;types&quot;)" office:value-type="string" office:string-value="test_Parser(types): 24,3 11149">
            <text:p>test_Parser(types): 24,3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4.3">
            <text:p>24,3 sec</text:p>
          </table:table-cell>
          <table:table-cell table:style-name="ce162" table:formula="of:=TESTSTAT(&quot;count&quot;; [.B51])" office:value-type="float" office:value="11149">
            <text:p>11149</text:p>
          </table:table-cell>
          <table:table-cell table:style-name="ce164" table:formula="of:=[.E51]/[.D51]" office:value-type="float" office:value="458.80658436214">
            <text:p>458,8 a/sec</text:p>
          </table:table-cell>
          <table:table-cell table:number-columns-repeated="4"/>
        </table:table-row>
        <table:table-row table:style-name="ro6">
          <table:table-cell table:number-columns-repeated="3"/>
          <table:table-cell table:style-name="ce161" table:formula="of:=SUM([.D46:.D51])" office:value-type="float" office:value="68.7">
            <text:p>68,7 sec</text:p>
          </table:table-cell>
          <table:table-cell table:style-name="ce163" table:formula="of:=SUM([.E46:.E51])" office:value-type="float" office:value="27739">
            <text:p>27739</text:p>
          </table:table-cell>
          <table:table-cell table:style-name="ce165" table:formula="of:=[.E52]/[.D52]" office:value-type="float" office:value="403.770014556041">
            <text:p>403,8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69,1 27734">
            <text:p>test_Parser(all): 69,1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69.1">
            <text:p>69,1 sec</text:p>
          </table:table-cell>
          <table:table-cell table:style-name="ce162" table:formula="of:=TESTSTAT(&quot;count&quot;; [.B54])" office:value-type="float" office:value="27734">
            <text:p>27734</text:p>
          </table:table-cell>
          <table:table-cell table:style-name="ce164" table:formula="of:=[.E54]/[.D54]" office:value-type="float" office:value="401.360347322721">
            <text:p>401,4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0">10.06.2017</text:date>, <text:time>21:21:5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10T21:21:51.95</dc:date>
    <meta:editing-duration>P175DT13H10M6S</meta:editing-duration>
    <meta:editing-cycles>833</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tern_Data		As Object
	isPattern			As Object
	TPattern_toString	As Object
	match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tern_Data	= mkFn(fs, "Pattern_Data",		2, "TDataCtor -&gt; [Pattern] -&gt; Pattern")
		out.isPattern		= mkFn(fs, "isPattern",			1, "Any -&gt; Bool")
		out.TPattern_toString = mkFn(fs, "TPattern_toString",	1, "Pattern a -&gt; Str")
		out.match			= mkFn(fs, "match",				3, "Pattern -&gt; Maybe Env -&gt; Any -&gt; Maybe Env")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tern_Data":		out = Pattern_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				out = match(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Val Type.Any
'              | Var Str
'              | Dat TypeCtor [Pattern]

Const TPattern_tyname = "TPattern"
Type TPattern
	tyname	As String
	which	As String
	a0		As Variant
End Type


Sub Main
	TPattern
	[test_Pattern======================================]()
End Sub


Function TPattern()
	Static out As Object
	If isNull(out) Then
		Dim tcPat
		tcPat = _mkDataTypeCtor("Pattern", 0)
		out = tcPat
		Dim cAny, cVar, cConst, cData
		cAny   = _mkDataCtor(tcPat, "Any", 	 nil)
		cVar   = _mkDataCtor(tcPat, "Var", 	 List(Tp.Native_String))
		cConst = _mkDataCtor(tcPat, "Const", List(Tp.Native_Variant))
		cData  = _mkDataCtor(tcPat, "Data",  List(TDataCtor, TList(tcPat)))
		'msgbox(hasType("asdf", Tp.Native_Variant))
		'show(cData.str)
	End If
	TPattern = out
End Function

Function Pattern_Any()
	Static out As Object : If isNull(out) Then
		out = singletonVal(findDataCtor(TPattern, "Any"))
		out.str = "_"
	End If
	Pattern_Any = out
End Function

Function Pattern_Var(Optional nm)
	Static c As Object : If isNull(c) Then
		c = findDataCtor(TPattern, "Var")
	End If
	Dim out
	If isMissing(nm) Then
		out = applyDC(c)
	Else
		out = applyDC(c, nm)
		out.str = "´" &amp; nm
	End If
	Pattern_Var = out
End Function

Function Pattern_Var_name(Optional x)
	Static c As Object : If isNull(c) Then
		c = _ctor(Pattern_Var("x"))
	End If
	Pattern_Var_name = _destructure(c, 0, x)
End Function

Function Pattern_Const(Optional val)
	Static c As Object : If isNull(c) Then
		c = findDataCtor(TPattern, "Const")
	End If
	Dim out
	If isMissing(val) Then
		out = applyDC(c)
	Else
		out = applyDC(c, val)
		out.str = "´" &amp; toString(val)
	End If
	Pattern_Const = out
End Function

Function Pattern_Const_value(Optional x)
	Static c As Object : If isNull(c) Then
		c = _ctor(Pattern_Const("x"))
	End If
	Pattern_Const_value = _destructure(c, 0, x)
End Function

Function Pattern_Data(Optional dc, Optional argPatterns)
	Static oFn As Object, tcPat As Object, cDat As Object
	If isNull(oFn) Then
		oFn = Fn.Pattern_Data
		tcPat = TPattern
		cDat = findDataCtor(tcPat, "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tern_Data_2nd_arg_wrong_count
		End If
		Dim ap As Variant	' might be whatever
		Dim at As Object	' should be a Type
		Dim i As Integer
		Do Until(isNil(aps))
			ap = car(aps) : aps = cdr(aps)
			at = car(ats) : ats = cdr(ats)
			If hasType(ap, tcPat) Then
				' TODO: check if it is compatible with at
			Else
				Goto Pattern_Data_2nd_arg_type_error
			End If
			i = i + 1
		Loop
		out.str = "´" &amp; nameOf(dc)
		If i &gt; 0 Then
			out.str = out.str &amp; " ..."
		End If
	End If
	Pattern_Data = out
	Exit Function
Pattern_Data_2nd_arg_type_error:
	Dim msg As String
	On Local Error Goto Pattern_Data_2nd_arg_type_error_skipToString
	msg = ":" &amp; NL &amp; toString(ap)
Pattern_Data_2nd_arg_type_error_skipToString:
	msg = "invalid 2nd arg: expected a [TPattern]" _
		&amp; NL &amp; "but there's a " &amp; typeStr(ap) _
		&amp; " at index " &amp; i _
		&amp; msg
	On Local Error Goto 0 ' disable error handler
	croak(msg)
Pattern_Data_2nd_arg_wrong_count:
	On Local Error Goto 0 ' disable error handler
	croak("invalid 2nd arg: " &amp; nameOf(dc) _
		&amp; " needs " &amp; length(argTypes(dc)) &amp; " args" _
		&amp; NL &amp; "but we got " &amp; length(argPatterns) &amp; " patterns" _
	)
End Function

Function Pattern_Data_ctor(Optional x)
	Static c As Object : If isNull(c) Then
		c = _ctor(Pattern_Data(_ctor(nil), nil))
	End If
	Pattern_Data_ctor = _destructure(c, 0, x)
End Function

Function Pattern_Data_args(Optional x)
	Static c As Object : If isNull(c) Then
		c = _ctor(Pattern_Data(_ctor(nil), nil))
	End If
	Pattern_Data_args = _destructure(c, 1, x)
End Function

Function singletonPat(v)
	singletonPat = Pattern_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out = singletonPat(nil)
	End If
	patNil = out
End Function

Function patCons(hd, tl)
	Static cCons As Object : If isNull(cCons) Then : cCons = Tp.List_Cons : End If
	patCons = Pattern_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Optional p As Object)
	Static oFn As Object
	If isNull(oFn) Then
		oFn = Fn.TPattern_toString
	End If
	Dim out
	If isMissing(p) Then
		out = oFn
	Else
		out = _TPattern_toString(p, False)
	End If
	TPattern_toString = out
End Function
	
Function _TPattern_toString( _
	p As Object, _
	needParens As Boolean _
)
	Static cAny		As Object
	Static idAny	As Integer
	Static idVar	As Integer
	Static idConst	As Integer
	Static idData	As Integer
	If isNull(cAny) Then
		cAny = findDataCtor(TPattern, "Any")
		idAny   = _id(cAny)
		idVar   = _id(findDataCtor(TPattern, "Var"))
		idConst = _id(findDataCtor(TPattern, "Const"))
		idData  = _id(findDataCtor(TPattern, "Data"))
	End If
	Dim out As Variant
	' TODO: specialize singleton patterns like patAny, patNil, ...
	On Local Error Goto _TPattern_toString_error
	Select Case _id(_ctor(p))
		Case idAny:			out = "_"
		Case idVar:			out = Pattern_Var_name(p)
		Case idConst:
			Dim v : v = Pattern_Const_value(p)
			If isEmpty(v) Then
				out = "()"
			Else
				out = toString(v)
			End If
		Case idData:
			If DataValue_same(p, patNil) Then
				out = "[]"
			Else
				Dim c  : c  = Pattern_Data_ctor(p)
				Dim ps : ps = Pattern_Data_args(p)
				If DataValue_same(c, Tp.List_Cons) Then
					Dim pHd : pHd = car(ps)
					Dim pTl : pTl = cadr(ps)
					If DataValue_same(pTl, patNil) Then
						out = "[" &amp; _TPattern_toString(pHd, False) &amp; "]"
					Else
						out = _TPattern_toString(pHd, True) _
							&amp; ":" _
							&amp; _TPattern_toString(pTl, True)
						If needParens Then
							out = "(" &amp; out &amp; ")"
						End If
					End If
				Else
					Dim q As Object
					out = nameOf(c)
					If Not(isNil(ps)) Then
						Do Until isNil(ps)
							q = car(ps)
							ps = cdr(ps)
							out = out &amp; " " &amp; _TPattern_toString(q, True)
						Loop
						If needParens Then
							out = "(" &amp; out &amp; ")"
						End If
					End If
				End If
			End If	

		Case Else
_TPattern_toString_error:
			On Local Error Goto 0 ' disable error handler
			croak("TPattern_toString: bad pattern " &amp; typeStr(p))
	End Select
	_TPattern_toString = out
End Function

Function match( _
	Optional ByRef p As Object, _
	Optional ByRef e As Variant, _
	Optional ByVal x As Variant _
)
	Static oFn As Object : If isNull(oFn) Then : oFn = Fn.match : End If
	Dim out As Variant
	If isMissing(p) Then
		out = oFn
	Else
		If Not(hasType(p, TPattern)) Then
			croak("match: not a pattern: " &amp; typeStr(p))
		ElseIf isMissing(e) Then 	: out = apply(oFn, p)
		ElseIf isEmpty(e) Or isFn(e) Then
			If isMissing(x) Then	: out = apply(oFn, p, e)
			ElseIf isEmpty(e) Then	: out = Empty
			Else
				out = _match(p, e, x)
			End If
		Else
			croak("match: bad environment: " &amp; typeStr(e))
		End If
	End If
	match = out
End Function

Function _match( _
	ByVal p As Object, _
	ByVal e As Variant, _
	ByVal x As Variant _
)
	Static cAny		As Object
	Static idAny	As Integer
	Static idVar	As Integer
	Static idConst	As Integer
	Static idData	As Integer
	If isNull(cAny) Then
		cAny = findDataCtor(TPattern, "Any")
		idAny   = _id(cAny)
		idVar   = _id(findDataCtor(TPattern, "Var"))
		idConst = _id(findDataCtor(TPattern, "Const"))
		idData  = _id(findDataCtor(TPattern, "Data"))
	End If
	Dim out
	Dim v As Variant, nm As String
	Dim cx As Object   ' ctor of x (if needed)
	Dim cp As Object   ' ctor field of p if p is Data : Data DataCtor ...
	Dim args As Object ' args field of p if p is Data : Data ... [TPattern]
	Dim msg As String
	
	Select Case _id(_ctor(p))
		Case idAny:		out = e
		Case idConst
			v = Pattern_Const_value(p)
_match_equ_test:			
			If equ(x, v) Then
				out = e
			Else
				out = Empty
			End If
		Case idVar
			nm = Pattern_Var_name(p)
			v = lookup(nm, e)
			If isEmpty(v) Then
				' TODO: what if var was bound to value Empty?!
				If isEmpty(x) Then
					croak("match: trying to bind var " &amp; nm _
						&amp; " to value Empty!")
				End If
				out = extend(e, nm, x)
			Else
				' tail-call:
				'out = _matches(Pattern_Const(v), e, x)
				Goto _match_equ_test
			End If
		Case idData
			cp = Pattern_Data_ctor(p)
			On Local Error Goto _match_type_error
			cx = _ctor(x)
			On Local Error Goto 0 ' disable error handler
			If DataValue_same(cx, cp) Then
				args = Pattern_Data_args(p)
				out = _matchArgs(args, e, x)
			Else
				If DataValue_same(typeCtorOf(cx), typeCtorOf(cp)) Then
					' fine, just doesn't match
					out = Empty
				Else
_match_type_error:
					On Local Error Goto 0 ' disable error handler		
					msg = "match: type error" _
						&amp; " - expected Data/" &amp; typeCtorName(cp) _
						&amp; ", not a " &amp; typeStr(x)
					croak(msg)
				End If
			End If
		Case Else
			msg = "match: bad pattern " &amp; typeStr(p)
			If hasType(p, TPattern) Then
				msg = msg &amp; NL &amp; "NYI?: " &amp; ctorName(p)
			End If
			croak(msg)
	End Select
	_match = out
End Function

Function _matchArgs( _
	ByVal ps As Object, _
	ByVal e  As Variant, _
	ByVal x  As Object _
)
	Dim i As Integer, p As Object, f As Variant
	Do Until(isNil(ps))
		p = car(ps)
		f = field(i, x)
		e = _match(p, e, f)
		If isEmpty(e) Then
			Exit Do
		End If
		i = i + 1
		ps = cdr(ps)
	Loop
	_matchArgs = e
End Function


Function newPattern(which As String, a0 As Variant)
	Dim out As New TPattern
	out.tyname = TPattern_tyname
	out.which  = which
	out.a0	   = a0
	newPattern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OLD_matches( _
	Optional ByRef p As Object, _
	Optional ByRef e As Variant, _
	Optional ByVal x As Variant _
)
	Static oFn As Object : If isNull(oFn) Then : oFn = Fn.matches : End If
	Dim out As Variant
	If isMissing(p) Then 		: out = oFn
	ElseIf isMissing(e) Then 	: out = apply(oFn, p)
	ElseIf isMissing(x) Then	: out = apply(oFn, p, e)
	ElseIf isEmpty(e) Then		: out = Empty
	Else
		out = _matches(p, e, x, nil)
	End If
	matches = out
End Function

Function _OLD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TPattern()
	test_Pattern_Any()
	test_Pattern_Var()
	test_Pattern_Const()
	test_Pattern_Data()
	
	test_Pattern_singletonPat()
	test_Pattern_patNil()
	'test_Pattern_patCons()
	test_Pattern_patList()

	test_Pattern_isPattern()
	test_Pattern_toString()
	
	test_Pattern_match()
	test_Pattern_matches_Any()
	test_Pattern_matches_Const()
	test_Pattern_matches_Var()
	test_Pattern_matches_List()
	test_Pattern_matches_Pattern()
	
	test_Pattern_matches_ASN()
End Function

Function test_Pattern_TPattern()
	Dim tc : tc = TPattern
	Dim dcs
	assert_hasCtor(tc, Tp.DataTypeCtor).x
	dcs = dataCtors(tc)
	assertEqual(isList(dcs), True).x
	assertEqual(isNil(dcs), False).x
End Function

Function test_Pattern_Any()
	Dim cAny : cAny = findDataCtor(TPattern, "Any")
	Dim vAny : vAny = Pattern_Any()
	assert_hasCtor(vAny, cAny).x
	' returns the same value again:
	assert_same(Pattern_Any(), vAny).x
End Function

Function test_Pattern_Var()
	Dim cVar : cVar = findDataCtor(TPattern, "Var")
	Dim vVar : vVar = Pattern_Var("foo")
	assert_hasCtor(vVar, cVar).x
	' destructure:
	assertEqual(Pattern_Var_name(vVar), "foo").x
	
	assertEqual(isFn(Pattern_Var()), True).x
	'assertThrows(Pattern_Var, Array(1)).x	' TODO: typecheck in applyDC
End Function

Function test_Pattern_Const()
	Dim cConst : cConst = findDataCtor(TPattern, "Const")
	Dim vConst : vConst = Pattern_Const(42)
	assert_hasCtor(vConst, cConst).x
	' destructure:
	assertEqual(Pattern_Const_value(vConst), 42).x

	assertEqual(Pattern_Const_value(Pattern_Const(Nothing)), Nothing).x
	assertEqual(Pattern_Const_value(Pattern_Const(Empty)), 	 Empty).x
	assertEqual(Pattern_Const_value(Pattern_Const("qmbl")),  "qmbl").x
	'assertEqual(Pattern_Const_value(Pattern_Const()), ).x
	
	assertEqual(isFn(Pattern_Const()), True).x
End Function

Function test_Pattern_Data()
	Dim cDat : cDat = findDataCtor(TPattern, "Data")
	Dim cNil : cNil = Tp.List_Nil
	Dim vNil : vNil = nil
	Dim pNil : pNil = Pattern_Data(cNil, vNil)
	assert_hasCtor(pNil, cDat).x
	' destructure:
	assert_same(Pattern_Data_ctor(pNil), cNil).x
	assert_same(Pattern_Data_args(pNil), vNil).x
	
	Dim c, args, p
	c = Tp.List_Cons
	args = List(Pattern_Const(1), pNil)
	p = Pattern_Data(c, args)
	assert_hasCtor(p, cDat).x
	' destructure:
	assert_same(Pattern_Data_ctor(p), c).x
	assert_same(Pattern_Data_args(p), args).x
	
	' expects a data ctor as 1st arg
	assertThrows(Pattern_Data, Array(TList, args)).x
	assertThrows(Pattern_Data, Array(vNil,  args)).x
	assertThrows(Pattern_Data, Array("foo", args)).x
	
	' expects a List as 2nd arg
	assertThrows(Pattern_Data, Array(c, "foo")).x
	
	' expects a List of *Patterns* as 2nd arg
	assertThrows(Pattern_Data, Array(c, List(1, pNil))).x
	
	' Pattern list must be same length as data ctor's argTypes
	assertThrows(Pattern_Data, Array(c, List(pNil))).x

	' Patterns must be compatible with data ctor's argTypes:
	'NYI: assertThrows(Pattern_Data, Array(c, List(pNil, pNil))).x
End Function

Function test_Pattern_singletonPat()
	Dim cNil  : cNil  = _ctor(nil)
	Dim cData : cData = _ctor(Pattern_Data(cNil, nil))
	Dim p
	p = singletonPat(nil)
	assert_hasCtor(p, cData).x
	assert_same(Pattern_data_ctor(p), cNil).x
	assert_same(Pattern_data_args(p), nil).x
End Function

Function test_Pattern_patNil()
	Dim cNil  : cNil  = Tp.List_Nil
	Dim cData : cData = _ctor(Pattern_Data(cNil, nil))
	Dim p
	p = patNil
	assert_hasCtor(p, cData).x
	assert_same(Pattern_data_ctor(p), cNil).x
	assert_same(Pattern_data_args(p), nil).x
	' returns the same value again:
	assert_same(patNil, p).x
End Function

Function test_Pattern_patList()
	Dim cNil  : cNil  = Tp.List_Nil
	Dim cCons : cCons = Tp.List_Cons
	Dim cData : cData = _ctor(Pattern_Data(cNil, nil))
	Dim pAny  : pAny  = Pattern_Any
	Dim pNil  : pNil  = patNil
	Dim p, args
	p = patList()
	assert_hasCtor(p, cData).x
	assert_same(Pattern_data_ctor(p), cNil).x
	assert_same(Pattern_data_args(p), nil).x
	' for empty list (pattern): returns the same value again:
	assert_same(patList(), p).x
	
	p = patList(pAny)
	assert_hasCtor(p, cData).x
	assert_same(Pattern_data_ctor(p), cCons).x
	args = Pattern_data_args(p)
	assertEqual(length(args), 2).x
	assert_same(car(args), pAny).x
	assert_same(cadr(args), pNil).x
	assert_same(cddr(args), nil).x
	
	Dim p1 : p1 = Pattern_Const(1)
	p = patList(pAny, p1)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 pNil).x
	
	Dim pVar : pVar = Pattern_Var("x")
	p = patList(pAny, p1, pVar)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attern_data_ctor(p), cCons).x
	args = Pattern_data_args(p)
	assertEqual(length(args), 2).x
	assert_same(car(args), pVar).x
	p = cadr(args)
	assert_hasCtor(p, cData).x
	assert_same(p, pNil).x
End Function


Function test_Pattern_isPattern()
	assertEqual(isPattern(Pattern_Any),		True).x
	
	assertEqual(isPattern(Pattern_Const(Empty)), 	True).x
	assertEqual(isPattern(Pattern_Const(Nothing)), 	True).x
	assertEqual(isPattern(Pattern_Const("")), 		True).x
	assertEqual(isPattern(Pattern_Const("a")),		True).x
	
	assertEqual(isPattern(Pattern_Var("a")),		True).x
	assertEqual(isPattern(Pattern_Var("b")),		True).x

	assertEqual(isPattern(patNil),	True).x
	'assert_hasType(patNil,	TPattern).x

	assertEqual(isPattern(Pattern_Data( _
		Tp.List_Cons, List(Pattern_Any, Pattern_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tern_Any),				"_").x

	assertEqual(toString(Pattern_Const(Empty)),		"()").x

	assert_toString_equals(Pattern_Const(Nothing),   Nothing).x
	assert_toString_equals(Pattern_Const(True),	     	True).x
	assert_toString_equals(Pattern_Const(False),	   False).x
	assert_toString_equals(Pattern_Const(""), 		      "").x
	assert_toString_equals(Pattern_Const("a"), 	      	 "a").x
	assert_toString_equals(Pattern_Const("foo"), 	   "foo").x
	assert_toString_equals(Pattern_Const(CR), 	  	      CR).x
	assert_toString_equals(Pattern_Const(LF), 	  	      LF).x
	assert_toString_equals(Pattern_Const(TAB),   	     TAB).x
	assert_toString_equals(Pattern_Const(    0),           0).x
	assert_toString_equals(Pattern_Const(    1),           1).x
	assert_toString_equals(Pattern_Const(    2),           2).x
	assert_toString_equals(Pattern_Const( 4711),        4711).x
	assert_toString_equals(Pattern_Const(3.1415),     3.1415).x
	assert_toString_equals(Pattern_Const(CLng(42)), CLng(42)).x
	assert_toString_equals(Pattern_Const(CLng(42)),       42).x
	
	assertEqual(toString(Pattern_Var("a")), "a").x
	assertEqual(toString(Pattern_Var("b")), "b").x
	
	assertEqual(toString(patNil), 	 "[]").x
	assertEqual(toString(patList()), "[]").x
	' patterns for a list with exactly one elem:
	p = patList(Pattern_Any)
	assertEqual(TPattern_toString(p), "[_]").x
	p = patCons(Pattern_Any, patNil)
	assertEqual(toString(p), "[_]").x
	' pattern for a list with exactly two elems:
	p = patList(Pattern_Any, Pattern_Any)
	assertEqual(toString(p), "_:[_]").x
	' patterns for a list with at least one elem:
	p = patCons(Pattern_Any, Pattern_Any)
	assertEqual(toString(p), "_:_").x
	p = patCons(Pattern_Var("y"), Pattern_Var("ys"))
	assertEqual(toString(p), "y:ys").x
	' pattern for a list with at least two elems:
	p = patCons(Pattern_Var("x"), p)
	assertEqual(toString(p), "x:(y:ys)").x
	
	' patterns that match a pattern (patterns for a pattern)
	Dim cAny : cAny = _ctor(Pattern_Any)
	p = Pattern_Data(cAny, nil)
	assertEqual(toString(p), "Any").x
	
	Dim cVar : cVar = findDataCtor(TPattern, "Var")
	p = Pattern_Data(cVar, List(Pattern_Const("x")))
	assertEqual(TPattern_toString(p), "Var 'x'").x
	p = Pattern_Data(cVar, List(Pattern_Var("x")))
	assertEqual(toString(p), "Var x").x
	
	' pattern that matches a list of two Var patterns having the same varname:
	p = patList(p, p)
	assertEqual(TPattern_toString(p), "(Var x):[Var x]").x
	'assertEqual(TPattern_toString(p), "[Var x, Var x]").x

	Dim cConst : cConst = findDataCtor(TPattern, "Const")
	p = Pattern_Data(cConst, List(Pattern_Const(42)))
	assertEqual(TPattern_toString(p), "Const 42").x

	Dim cData : cData = findDataCtor(TPattern, "Data")
	p = Pattern_Data(cData, List(Pattern_Var("ctor"), Pattern_Var("args"))
	assertEqual(TPattern_toString(p), "Data ctor args").x

	' pattern to match a particular data ctor (as opposed to a value *of* that ctor)
	Dim cDataCtor : cDataCtor = Tp.DataCtor
	Dim cNil      : cNil = Tp.List_Nil
	p = Pattern_Data(cDataCtor, List( _
		Pattern_Const(nameOf(cNil)), _
		Pattern_Var("argTypes"), _
		Pattern_Var("typeCtor") _
	))
	assertEqual(TPattern_toString(p), "DataCtor 'Nil' argTypes typeCtor").x

	' pattern that matches a pattern that matches the empty list
	p = Pattern_Data(cData, List(p, Pattern_Any))
	assertEqual(TPattern_toString(p), _
		"Data (DataCtor 'Nil' argTypes typeCtor) _").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_
			&amp; "to match value" _
			&amp; NL &amp; "of type " &amp; typeStr(val) &amp; ":" _
			&amp; NL &amp; "  " &amp; valStr _
			&amp; NL &amp; NL &amp; "but returned env" _
			&amp; NL &amp; mStr
		If gotArray Then
			msg = "at index " &amp; i &amp; ": " _
				&amp; NL &amp; msg
		End If
		testResult = mkFail(matchResult, expected, msg)
	End If
	_single_match_assertion = testResult
End Function

Function test_Pattern_match()
	Dim f
	f = match
	assertEqual(arity(f), 3).x
	assertThrows(f, Array(Empty, Empty, Empty)).x
	
	f = match(Pattern_Any)
	assertEqual(arity(f), 2).x
	apply(f, Empty, Empty) ' should not throw
	apply(f, envEmpty, Empty) ' should not throw
	assertThrows(f, Array(Nothing, Empty)).x
	assertThrows(f, Array("foo", Empty)).x
End Function

Function test_Pattern_matches_Any()
	Dim p As Object, f As Object, e As Variant
	f = match
	assertEqual(arity(f), 3).x

	p = Pattern_Any

	' under env = Empty (None) it does not match anything:
	e = Empty
	refute_matches(p, e, Array( _
		Empty, Nothing, _
		True, False, _
		"", "a", "b", "foo", _
		0, 1, 2, 3, 4711, CLng(4711), 3.1415, _
	)).x
	refute_matches(p, e, Array( _
		nil, List(nil), List(1, 2, 3) _
	)).x
		
	e = envEmpty
	assert_matches(p, e, Array( _
		Empty, Nothing, _
		True, False, _
		"", "a", "b", "foo", _
		0, 1, 2, 3, 4711, CLng(4711), 3.1415, _
		nil, List(nil), List(1, 2, 3) _
	)).x
End Function

Function test_Pattern_matches_Const()
	Dim p As Object, f As Object, e As Variant
	p = Pattern_Const(Empty)

	' under env = Empty (None) it does not match anything:
	e = Empty
	refute_matches(p, e, Array( _
		Empty, Nothing, _
		True, False, _
		"", "a", "b", "foo", _
		0, 1, 2, 3, 4711, CLng(4711), 3.1415, _
		nil, List(nil), List(1, 2, 3) _
	)).x
	e = envEmpty
	assert_matches(p, e, Empty).x
	f = match(p, e)
	assert_toString_equals(apply(f, Empty), envEmpty).x
	refute_matches(p, e, Array( _
		       Nothing, _
		True, False, _
		"", "a", "b", "foo", _
		0, 1, 2, 3, 4711, CLng(4711), 3.1415, _
		nil, List(nil), List(1, 2, 3) _
	)).x
		
	p = Pattern_Const(Nothing)
	' under env = Empty (None) it does not match anything:
	e = Empty
	refute_matches(p, Empty, Array( _
		Empty, Nothing, _
		True, False, _
		"", "a", "b", "foo", _
		0, 1, 2, 3, 4711, CLng(4711), 3.1415, _
		nil, List(nil), List(1, 2, 3) _
	)).x
	e = envEmpty
	assert_matches(p, e, Nothing).x
	
	' TODO: decide what match should do if it wouldn't type-check
	'refute_matches(p, e, Empty			).x
	'refute_matches(p, e, nil			).x
	'refute_matches(p, e, List(nil)		).x
	'refute_matches(p, e, List(1, 2, 3)	).x
	'refute_matches(p, e, Array( _
	'	Empty, _
	'	nil, List(nil), List(1, 2, 3) _
	')).x
	
	f = match(p, e)
	assertThrows(f, Array(      True)).x
	assertThrows(f, Array(     False)).x
	assertThrows(f, Array(         0)).x
	assertThrows(f, Array(         1)).x
	assertThrows(f, Array(         2)).x
	assertThrows(f, Array(      4711)).x
	assertThrows(f, Array(CLng(4711))).x
	assertThrows(f, Array(    3.1415)).x

	
	p = Pattern_Const("")
	' under env = Empty (None) it does not match anything:
	e = Empty
	refute_matches(p, e, Array( _
		Empty, Nothing, _
		True, False, _
		"", "a", "b", "foo", _
		0, 1, 2, 3, 4711, CLng(4711), 3.1415, _
		nil, List(nil), List(1, 2, 3) _
	)).x
	e = envEmpty
	assert_matches(p, e, "").x
	refute_matches(p, e, Array( Empty, "a", "b", "foo" )).x
	f = match(p, e)
	assertThrows(f, Array(   Nothing)).x
	assertThrows(f, Array(      True)).x
	assertThrows(f, Array(     False)).x
	assertThrows(f, Array(         0)).x
	assertThrows(f, Array(         1)).x
	assertThrows(f, Array(         2)).x
	assertThrows(f, Array(      4711)).x
	assertThrows(f, Array(CLng(4711))).x
	assertThrows(f, Array(    3.1415)).x	

		
	p = Pattern_Const(CInt(0))
	' under env = Empty (None) it does not match anything:
	e = Empty
	refute_matches(p, e, Array( _
		Empty, Nothing, _
		True, False, _
		"", "a", "b", "foo", _
		0, 1, 2, 3, 4711, CLng(4711), 3.1415, _
		nil, List(nil), List(1, 2, 3) _
	)).x
	e = envEmpty
	assert_matches(p, e, 0).x
	refute_matches(p, e, Array( _
		Empty, _
		1, 2, 3, -1, -2, -3, 4711 _
	)
	f = match(p, e)
	assertThrows(f, Array(   Nothing)).x
	assertThrows(f, Array(      True)).x
	assertThrows(f, Array(     False)).x
	assertThrows(f, Array(  CByte(0))).x
	assertThrows(f, Array(   CLng(0))).x
	assertThrows(f, Array(   CSng(0))).x
	assertThrows(f, Array(   CDbl(0))).x
	assertThrows(f, Array(       "0")).x
	assertThrows(f, Array(CLng(4711))).x
	assertThrows(f, Array(    3.1415)).x	

End Function	
	
Function test_Pattern_matches_Var()
	Dim p As Object, f As Object, e As Variant
	
	p = Pattern_Var("a")
	' under env = Empty (None) it does not match anything:
	e = Empty
	refute_matches(p, e, Array( _
		Empty, Nothing, _
		True, False, _
		"", "a", "b", "foo", _
		0, 1, 2, 3, 4711, CLng(4711), 3.1415, _
		nil, List(nil), List(1, 2, 3) _
	)).x

	e = envEmpty
	assert_matches(p, e, Array( _
		       Nothing, _
		True, False, _
		"", "a", "b", "foo", _
		0, 1, 2, 3, 4711, CLng(4711), 3.1415, _
		nil, List(nil), List(1, 2, 3) _
	)).x
	' the value Empty poses a problem:
	assertThrows(match, Array(p, e, Empty)).x
	
	' bind the var "a" to the value "foo":
	e = match(p, envEmpty, "foo")
	' under this env var-pattern "a" matches only "foo":
	assert_matches(p, e, 		"foo").x
	refute_matches(p, e, 		"bar").x
	' but under an env where "a" isn't bound it still matches anything
	e = extend(envEmpty, "b", "foo")
	assert_matches(p, e, "foo").x
	assert_matches(p, e, "bar").x
	
	' again, bind the var "a" to the value "foo" (a String):
	e = match(p, envEmpty, "foo")
	f = match(p, e)
	' so these yield type errors: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Object, f As Object, e As Variant
	f = match
	e = envEmpty
	
	' pattern of the empty list
	p = patNil
	assert_matches(p, e, nil).x
	refute_matches(p, e, List(nil)).x
	f = match(p, e)
	' throws if x isn't a List:
	assertThrows(f, Array("foo"))
	' Pattern_Any is a Pattern, NOT a List!
	assertThrows(f, Array(Pattern_Any))
	
	' pattern of a non-empty list
	Dim varX  : varX  = Pattern_Var("x")
	Dim varXs : varXs = Pattern_Var("xs")
	Dim v
	p = patCons(varX, varXs)
	refute_matches(p, e, nil).x
	v = List(nil)
	match(p, e, v)
	assert_matches(p, e, List(nil)				).x
	assert_matches(p, e, List(nil, nil)			).x
	assert_matches(p, e, List(1)				).x
	assert_matches(p, e, List(1, 2, 3)			).x
	assert_matches(p, e, List("a")				).x
	assert_matches(p, e, List("a", "b", "c")	).x
	
	' pattern of a list where hd = tl (so hd must be a list, too)
	p = patCons(varX, varX)	' Note: same arg twice!
	refute_matches(p, e, nil					).x
	assert_matches(p, e, List(nil)				).x
	refute_matches(p, e, List(nil, nil)			).x
	assert_matches(p, e, List(List(nil), nil)	).x
	assert_matches(p, e, List(List(1), 1)		).x
	refute_matches(p, e, List(List(1), 2)		).x
	assert_matches(p, e, List(List(1, 2), 1, 2)	).x
	'refute_matches(p, e, List(1)				).x	' does not type-check (x:1 matched against a list)
	'refute_matches(p, e, List(1, 2, 3)			).x ' -"-
	'assert_matches(p, e, List("a")				).x ' -"-
	'refute_matches(p, e, List("a", "b", "c")	).x ' -"-
	'refute_matches(p, e, List(List(1), List(1))	).x ' does not type-check
	
	' pattern of a singleton list
	p = patCons(varX, patNil)
	refute_matches(p, e, nil).x
	assert_matches(p, e, List(nil)				).x
	refute_matches(p, e, List(nil, nil)			).x
	assert_matches(p, e, List(1)				).x
	refute_matches(p, e, List(1, 2, 3)			).x
	assert_matches(p, e, List("a")				).x
	refute_matches(p, e, List("a", "b", "c")	).x
	
	' pattern of a list with first two elems equal
	p = patCons(varX, patCons(varX, Pattern_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Pattern()
	Dim p As Object, f As Object, e As Variant, eOut As Variant
	Dim pAny      : pAny      = Pattern_Any
	Dim cpAny     : cpAny     = _ctor(pAny)
	Dim pVarX     : pVarX     = Pattern_Var("x")
	Dim pVarY     : pVarY     = Pattern_Var("y")
	Dim cpVar     : cpVar     = _ctor(pVarX)
	Dim pConst42  : pConst42  = Pattern_Const(42)
	Dim pConstFoo : pConstFoo = Pattern_Const("Foo")
	Dim cpConst   : cpConst   = _ctor(pConst42)
	Dim pNil      : pNil      = patNil
	Dim cpNil     : cpNil     = _ctor(pNil)
	Dim vNil      : vNil      = nil
	Dim cNil      : cNil	  = _ctor(vNil)
	Dim cCons     : cCons     = Tp.List_Cons
	Dim cDataCtor : cDataCtor = Tp.DataCtor
	
	e = envEmpty
	
	p = Pattern_Data(cpAny, nil)
	Dim cpData : cpData = _ctor(p)
	
	assert_matches(p, e, pAny		).x
	refute_matches(p, e, pVarX		).x
	refute_matches(p, e, pVarY		).x
	refute_matches(p, e, pConst42	).x
	refute_matches(p, e, pConstFoo	).x
	refute_matches(p, e, p			).x ' p isa Pattern_Data
	refute_matches(p, e, pNil		).x ' pNil isa Pattern_Data
	
	p = Pattern_Data(cpVar, List(pVarX))
	refute_matches(p, e, pAny		).x
	assert_matches(p, e, pVarX		).x
	assert_matches(p, e, pVarY		).x
	refute_matches(p, e, pConst42	).x
	refute_matches(p, e, pConstFoo	).x
	refute_matches(p, e, p			).x ' p isa Pattern_Data
	refute_matches(p, e, pNil		).x ' pNil isa Pattern_Data
	
	p = Pattern_Data(cpConst, List(pVarX))
	refute_matches(p, e, pAny		).x
	refute_matches(p, e, pVarX		).x
	refute_matches(p, e, pVarY		).x
	assert_matches(p, e, pConst42	).x
	assert_matches(p, e, pConstFoo	).x
	refute_matches(p, e, p			).x ' p isa Pattern_Data
	refute_matches(p, e, pNil		).x ' pNil isa Pattern_Data
	
	' match any Data pattern
		' Data x y -&gt; ...
	p = Pattern_Data(cpData, List(pVarX, pVarY))
	refute_matches(p, e, pAny		).x
	refute_matches(p, e, pVarX		).x
	refute_matches(p, e, pVarY		).x
	refute_matches(p, e, pConst42	).x
	refute_matches(p, e, pConstFoo	).x
	assert_matches(p, e, p			).x ' p isa Pattern_Data
	eOut = match(p, e, p)
	assert_same(lookup("x", eOut), Pattern_Data_ctor(p)).x
	assert_same(lookup("y", eOut), Pattern_Data_args(p)).x
	assert_matches(p, e, pNil		).x ' pNil isa Pattern_Data
	eOut = match(p, e, pNil)
	assert_same(lookup("x", eOut), Pattern_Data_ctor(pNil)).x
	assert_same(lookup("y", eOut), Pattern_Data_args(pNil)).x
	
	' match a Data pattern for singletons
	' Data x [] -&gt; ...
	p = Pattern_Data(cpData, List(pVarX, pNil))
	refute_matches(p, e, pAny		).x
	refute_matches(p, e, pVarX		).x
	refute_matches(p, e, pVarY		).x
	refute_matches(p, e, pConst42	).x
	refute_matches(p, e, pConstFoo	).x
	' p isa Pattern_Data but it has non-nil argPatterns:
	refute_matches(p, e, p			).x
	' pNil isa Pattern_Data with nil argPatterns:
	assert_matches(p, e, pNil		).x
	' pNil = Pattern_Data(cNil, nil)
	assert_matches(p, e, Pattern_Data(cNil, vNil)	).x
	eOut = match(p, e, pNil)
	assert_same(lookup("x", eOut), Pattern_Data_ctor(pNil)).x
	' cpAny is a singleton data ctor, too
	assert_matches(p, e, Pattern_Data(cpAny, vNil)	).x
	eOut = match(p, e, Pattern_Data(cpAny, vNil))
	assert_same(lookup("x", eOut), cpAny).x

	' match the singleton data ctor for the empty list nil
	' (by its name and the fact that it's a singleton data ctor)
	' DataCtor "Nil" [] _ -&gt; ...
	p = Pattern_Data(cDataCtor, List( _
		Pattern_Const(nameOf(cNil)), _
		pNil, _
		pAny _
	))
	'refute_matches(p, e, pAny		).x	' does not type-check
	'refute_matches(p, e, pVarX		).x	' does not type-check
	'refute_matches(p, e, pVarY		).x	' does not type-check
	'refute_matches(p, e, pConst42	).x	' does not type-check
	'refute_matches(p, e, pConstFoo	).x	' does not type-check
	'refute_matches(p, e, p			).x	' does not type-check
	'refute_matches(p, e, pNil		).x	' does not type-check
	refute_matches(p, e, cpAny		).x
	refute_matches(p, e, cpVar		).x
	refute_matches(p, e, cpConst	).x
	refute_matches(p, e, cpData		).x
	refute_matches(p, e, cCons		).x
	assert_matches(p, e, cNil		).x
	
	' match a Data pattern that matches the empty list nil
	Dim pNilCtor : pNilCtor = p
	' Data (DataCtor "Nil" [] _) _
	p = Pattern_Data(cpData, List(pNilCtor, pAny))
	assertEqual(TPattern_toString(p), "Data (DataCtor 'Nil' [] _) _").x
	refute_matches(p, e, pAny		).x
	refute_matches(p, e, pVarX		).x
	refute_matches(p, e, pVarY		).x
	refute_matches(p, e, pConst42	).x
	refute_matches(p, e, pConstFoo	).x
	refute_matches(p, e, p			).x
	assert_matches(p, e, pNil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Type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typeOf(x).str)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Goto TypeApp_invalid_1st_arg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Goto TypeApp_invalid_2nd_arg
			End If
		Else
			Goto TypeApp_invalid_2nd_arg
		End If
		
		If DataValue_same(tc, TList) Then
			out.str = "[" &amp; taStr &amp; "]"
		Else
			out.str = tcStr &amp; " " &amp; taStr
		End If
		
	End If
	TypeApp = out
	Exit Function
TypeApp_invalid_1st_arg:
	'show("TypeApp: cannot apply " &amp; toString(tc))
	Exit Function
TypeApp_invalid_2nd_arg:
	show("TypeApp: invalid type arg " &amp; toString(ta)).boom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Param
			cApp = Tp.TType_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isctorOf(Tp.DataTypeCtor, 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1, argTypes), tcType).x
	' TODO: really only TDataTypeCtor? - it means only 1 type param ever!
	assert_same(nth(0,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